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50000012BEC0F999F1A87A6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066cm" svg:x="0.026cm" svg:y="0.194cm">
          <draw:image xlink:href="Pictures/10000000000003750000012BEC0F999F1A87A6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9T14:26:41.747000000</dc:date>
    <meta:editing-duration>PT2M27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